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E00000123D2ECF4F301724067.png" manifest:media-type="image/png"/>
  <manifest:file-entry manifest:full-path="Pictures/100000010000065E000004136559DAE15E7F37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0.878cm" draw:z-index="0"><draw:image xlink:href="Pictures/100000010000065E000004136559DAE15E7F3708.png" xlink:type="simple" xlink:show="embed" xlink:actuate="onLoad" draw:mime-type="image/png"/></draw:frame><draw:frame draw:style-name="fr1" draw:name="Image2" text:anchor-type="char" svg:x="0.016cm" svg:y="12.674cm" svg:width="17cm" svg:height="3.034cm" draw:z-index="1"><draw:image xlink:href="Pictures/100000010000065E00000123D2ECF4F3017240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2:54:17.897273785</meta:creation-date>
    <dc:date>2023-11-03T22:55:55.126038141</dc:date>
    <meta:editing-duration>PT1M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